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757cm" svg:height="4.659cm" svg:x="1.015cm" svg:y="1.2cm">
          <draw:image xlink:href="../pngs/walden-II-oboe-melody-mm5-8.png" xlink:type="simple" xlink:show="embed" xlink:actuate="onLoad">
            <text:p/>
          </draw:image>
        </draw:frame>
        <draw:frame draw:style-name="gr1" draw:text-style-name="P1" draw:layer="layout" svg:width="9.619cm" svg:height="2.931cm" svg:x="1.015cm" svg:y="5.913cm">
          <draw:image xlink:href="../pngs/walden-II-oboe-melody-c-a2.png" xlink:type="simple" xlink:show="embed" xlink:actuate="onLoad">
            <text:p/>
          </draw:image>
        </draw:frame>
        <draw:frame draw:style-name="gr1" draw:text-style-name="P1" draw:layer="layout" svg:width="9.675cm" svg:height="3.106cm" svg:x="10.906cm" svg:y="5.698cm">
          <draw:image xlink:href="../pngs/walden-II-oboe-melody-c-a3.png" xlink:type="simple" xlink:show="embed" xlink:actuate="onLoad">
            <text:p/>
          </draw:image>
        </draw:frame>
        <draw:frame draw:style-name="gr1" draw:text-style-name="P1" draw:layer="layout" svg:width="6.956cm" svg:height="2.628cm" svg:x="1.015cm" svg:y="9.055cm">
          <draw:image xlink:href="../pngs/walden-II-oboe-melody-c-a4.png" xlink:type="simple" xlink:show="embed" xlink:actuate="onLoad">
            <text:p/>
          </draw:image>
        </draw:frame>
        <draw:frame draw:style-name="gr1" draw:text-style-name="P1" draw:layer="layout" svg:width="10.882cm" svg:height="3.063cm" svg:x="8.917cm" svg:y="8.795cm">
          <draw:image xlink:href="../pngs/walden-II-oboe-melody-c-a5a6.png" xlink:type="simple" xlink:show="embed" xlink:actuate="onLoad">
            <text:p/>
          </draw:image>
        </draw:frame>
        <draw:frame draw:style-name="gr1" draw:text-style-name="P1" draw:layer="layout" svg:width="7.097cm" svg:height="2.922cm" svg:x="1.015cm" svg:y="11.921cm">
          <draw:image xlink:href="../pngs/walden-II-oboe-melody-c-a7.png" xlink:type="simple" xlink:show="embed" xlink:actuate="onLoad">
            <text:p/>
          </draw:image>
        </draw:frame>
        <draw:frame draw:style-name="gr1" draw:text-style-name="P1" draw:layer="layout" svg:width="12.056cm" svg:height="2.773cm" svg:x="8.51cm" svg:y="11.922cm">
          <draw:image xlink:href="../pngs/walden-II-oboe-melody-c-a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0:48:53.489105000</meta:creation-date>
    <meta:generator>LibreOffice/5.1.6.2$MacOSX_X86_64 LibreOffice_project/07ac168c60a517dba0f0d7bc7540f5afa45f0909</meta:generator>
    <dc:date>2016-11-14T07:47:06.459911000</dc:date>
    <meta:editing-duration>PT25M33S</meta:editing-duration>
    <meta:editing-cycles>21</meta:editing-cycles>
    <meta:document-statistic meta:object-count="7"/>
  </office:meta>
</office:document-meta>
</file>